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3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Original Estimation</text:p>
          </table:table-cell>
          <table:table-cell table:style-name="ce1" office:value-type="string" calcext:value-type="string">
            <text:p>Current Estimation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Remain</text:p>
          </table:table-cell>
          <table:table-cell table:style-name="ce1" office:value-type="string" calcext:value-type="string">
            <text:p>Responsibl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ost-Request annehmen und validiere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2]-[.D2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ichern/Löschen der Termine auf der D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itieren der Termine auf der DB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]-[.D4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t-Server Refactoring des Code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5]-[.D5]" office:value-type="float" office:value="4" calcext:value-type="float">
            <text:p>4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-Request entgegennehmen (Server)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7]-[.D7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ierung des PostReques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]-[.D8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icherung des User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]-[.D9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hlermeldung an Client schicken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C10]-[.D10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ular zum Erstell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2" calcext:value-type="float">
            <text:p>2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ular zum Editier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]-[.D13]" office:value-type="float" office:value="2" calcext:value-type="float">
            <text:p>2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 zum Lösche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4]-[.D14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swahl eines Termin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5]-[.D15]" office:value-type="float" office:value="2" calcext:value-type="float">
            <text:p>2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ierung der Formula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6]-[.D16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ular zum Registrier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8]-[.D18]" office:value-type="float" office:value="2" calcext:value-type="float">
            <text:p>2</text:p>
          </table:table-cell>
          <table:table-cell office:value-type="string" calcext:value-type="string">
            <text:p>Tarik Hois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tton zum Registrier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9]-[.D19]" office:value-type="float" office:value="1" calcext:value-type="float">
            <text:p>1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ierung des Formul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0]-[.D20]" office:value-type="float" office:value="3" calcext:value-type="float">
            <text:p>3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.00.0000</text:date>, <text:time style:data-style-name="N2" text:time-value="17:26:09.39206576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48:19.475809225</meta:creation-date>
    <dc:date>2019-05-23T17:26:16.706820552</dc:date>
    <meta:editing-duration>PT20M43S</meta:editing-duration>
    <meta:editing-cycles>6</meta:editing-cycles>
    <meta:generator>LibreOffice/6.0.6.2$Linux_X86_64 LibreOffice_project/00m0$Build-2</meta:generator>
    <meta:document-statistic meta:table-count="1" meta:cell-count="102" meta:object-count="0"/>
  </office:meta>
</office:document-meta>
</file>